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officeooo:rsid="001234c4" officeooo:paragraph-rsid="001234c4" style:font-weight-asian="normal" style:font-weight-complex="normal"/>
    </style:style>
    <style:style style:name="P3" style:family="paragraph" style:parent-style-name="Text_20_body">
      <style:text-properties officeooo:paragraph-rsid="001234c4"/>
    </style:style>
    <style:style style:name="P4" style:family="paragraph" style:parent-style-name="Text_20_body">
      <style:text-properties officeooo:rsid="00191886" officeooo:paragraph-rsid="001a0433"/>
    </style:style>
    <style:style style:name="P5" style:family="paragraph" style:parent-style-name="Text_20_body">
      <style:paragraph-properties fo:text-align="start" style:justify-single-word="false"/>
      <style:text-properties style:text-underline-style="solid" style:text-underline-width="auto" style:text-underline-color="font-color" fo:font-weight="normal" officeooo:rsid="0024c74a" officeooo:paragraph-rsid="001234c4" style:font-weight-asian="normal" style:font-weight-complex="normal"/>
    </style:style>
    <style:style style:name="P6" style:family="paragraph" style:parent-style-name="Text_20_body">
      <style:text-properties officeooo:paragraph-rsid="002d86fd"/>
    </style:style>
    <style:style style:name="P7" style:family="paragraph" style:parent-style-name="Text_20_body">
      <style:text-properties officeooo:paragraph-rsid="003950f8"/>
    </style:style>
    <style:style style:name="P8" style:family="paragraph" style:parent-style-name="Text_20_body">
      <style:text-properties officeooo:rsid="001b5151" officeooo:paragraph-rsid="003950f8"/>
    </style:style>
    <style:style style:name="P9" style:family="paragraph" style:parent-style-name="Text_20_body">
      <style:text-properties officeooo:rsid="001b5151" officeooo:paragraph-rsid="003ee256"/>
    </style:style>
    <style:style style:name="T1" style:family="text">
      <style:text-properties officeooo:rsid="001234c4"/>
    </style:style>
    <style:style style:name="T2" style:family="text">
      <style:text-properties officeooo:rsid="00148677"/>
    </style:style>
    <style:style style:name="T3" style:family="text">
      <style:text-properties style:font-name="Courier New" officeooo:rsid="001a0433"/>
    </style:style>
    <style:style style:name="T4" style:family="text">
      <style:text-properties style:font-name="Courier New" officeooo:rsid="001b5151"/>
    </style:style>
    <style:style style:name="T5" style:family="text">
      <style:text-properties style:font-name="Courier New" officeooo:rsid="002d13b4"/>
    </style:style>
    <style:style style:name="T6" style:family="text">
      <style:text-properties style:font-name="Courier New" officeooo:rsid="003950f8"/>
    </style:style>
    <style:style style:name="T7" style:family="text">
      <style:text-properties style:font-name="Courier New" officeooo:rsid="001d2bf7"/>
    </style:style>
    <style:style style:name="T8" style:family="text">
      <style:text-properties style:font-name="Courier New" officeooo:rsid="003ee256"/>
    </style:style>
    <style:style style:name="T9" style:family="text">
      <style:text-properties style:font-name="Liberation Serif"/>
    </style:style>
    <style:style style:name="T10" style:family="text">
      <style:text-properties style:font-name="Liberation Serif" officeooo:rsid="001a0433"/>
    </style:style>
    <style:style style:name="T11" style:family="text">
      <style:text-properties style:font-name="Liberation Serif" officeooo:rsid="001d2bf7"/>
    </style:style>
    <style:style style:name="T12" style:family="text">
      <style:text-properties style:font-name="Liberation Serif" officeooo:rsid="003950f8"/>
    </style:style>
    <style:style style:name="T13" style:family="text">
      <style:text-properties style:font-name="Liberation Serif" officeooo:rsid="003ad1c8"/>
    </style:style>
    <style:style style:name="T14" style:family="text">
      <style:text-properties style:font-name="Liberation Serif" officeooo:rsid="003e724f"/>
    </style:style>
    <style:style style:name="T15" style:family="text">
      <style:text-properties style:font-name="Liberation Serif" officeooo:rsid="003ee256"/>
    </style:style>
    <style:style style:name="T16" style:family="text">
      <style:text-properties officeooo:rsid="0021fa97"/>
    </style:style>
    <style:style style:name="T17" style:family="text">
      <style:text-properties officeooo:rsid="0023fb80"/>
    </style:style>
    <style:style style:name="T18" style:family="text">
      <style:text-properties officeooo:rsid="00252324"/>
    </style:style>
    <style:style style:name="T19" style:family="text">
      <style:text-properties officeooo:rsid="00258f4f"/>
    </style:style>
    <style:style style:name="T20" style:family="text">
      <style:text-properties officeooo:rsid="0035a2cf"/>
    </style:style>
    <style:style style:name="T21" style:family="text">
      <style:text-properties fo:font-weight="normal" officeooo:rsid="00364868" style:font-weight-asian="normal" style:font-weight-complex="normal"/>
    </style:style>
    <style:style style:name="T22" style:family="text">
      <style:text-properties fo:font-weight="normal" officeooo:rsid="0038e53b" style:font-weight-asian="normal" style:font-weight-complex="normal"/>
    </style:style>
    <style:style style:name="T23" style:family="text">
      <style:text-properties officeooo:rsid="003788fb"/>
    </style:style>
    <style:style style:name="T24" style:family="text">
      <style:text-properties officeooo:rsid="003950f8"/>
    </style:style>
    <style:style style:name="T25" style:family="text">
      <style:text-properties fo:font-style="italic" style:text-underline-style="none" officeooo:rsid="003950f8" style:font-style-asian="italic" style:font-style-complex="italic"/>
    </style:style>
    <style:style style:name="T26" style:family="text">
      <style:text-properties officeooo:rsid="003ad1c8"/>
    </style:style>
    <style:style style:name="T27" style:family="text">
      <style:text-properties officeooo:rsid="003c06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ct 4 </text:span>Report </text:p>
      <text:p text:style-name="P2">Group 08 – Conor Campbell, Daniel Clements, Cory Novotny</text:p>
      <text:p text:style-name="P3">CSCE 274-<text:span text:style-name="T1">001</text:span></text:p>
      <text:p text:style-name="P3"/>
      <text:p text:style-name="P5">Description</text:p>
      <text:p text:style-name="Text_20_body"><text:span text:style-name="T20">Like the last project, w</text:span>e <text:span text:style-name="T16">only had to complete one</text:span> task <text:span text:style-name="T16">for Project 4</text:span>. <text:span text:style-name="T16">The goal of this task is to program a robot to follow a polygonal wall using PID (proportional-integral-derivative) control until the robot detects a docking station. At this point, the robot must then dock itself and begin to actively charge. The Create's sensor at the front of the robot is used to determine when the robot is in range of the charger's force field and its red and green buoys. Upon entering this sensor, the robot reads the values to adjust and align itself so it can drive onto the dock into the perfect position on the charging ports. </text:span></text:p>
      <text:p text:style-name="P6"><text:span text:style-name="T18">The task does work.</text:span> When the code is uploaded to the robot <text:span text:style-name="T19">and</text:span> the "Reset" button is presse<text:span text:style-name="T2">d, the robot begins to drive until it finds a wall. Once a wall is found, it travels along the wall while remaining a certain distance from it throughout the course of its travels. The set point value and each of the PID gains were previously calculated during the last project and are continuing to be used in this one. While driving along the wall, the robot searches for the charging dock's force field and red buoy. Upon sensing the dock station, the robot begins to align itself into a perpendicular position where it can drive to the dock to begin charging. Once it finds either the red or the green buoy, it oscillates and drives in an attempt to find the approximate center of the red and green. Upon finding the overlap between the two colors, the robot drives forward in the direction of the dock. If the robot loses either the red or the green buoy after driving forward, it realigns itself in an attempt to regain the lost buoy. When the robot gets close enough to the dock that it loses both the red and green signal, the robot drives forward the short remaining distance until it reaches the dock. At this point, the robot checks if it is actively charging. If not, the robot pans both left and right, stopping and checking for the dock's charging source</text:span><text:span text:style-name="T21"> </text:span><text:span text:style-name="T22">until it finally reaches that state.</text:span></text:p>
      <text:p text:style-name="P4"><text:span text:style-name="T23">A</text:span>s a group, we met <text:span text:style-name="T27">twice</text:span> in the lab to work on the robot <text:span text:style-name="T27">during the final week of class</text:span>. Conor, Cory, and Daniel all made significant contributions to <text:span text:style-name="T17">complete the task</text:span>. We all helped each other throughout the project with debugging to get past all errors that arose when writing the programs. <text:span text:style-name="T26">It was what you might call a “total team effort.”</text:span></text:p>
      <text:p text:style-name="P8"><text:span text:style-name="T12">Conor, in association with Daniel, typed the functions of the </text:span><text:span text:style-name="T5">steering</text:span><text:span text:style-name="T7">.</text:span><text:span text:style-name="T3">c</text:span><text:span text:style-name="T10"> class </text:span><text:span text:style-name="T12">to help the robot react to sensing the charging dock. Ideologically, Conor was the main source </text:span><text:span text:style-name="T14">to cause the robot to search for the overlapping red and green buoys and ultimately find the docking station</text:span><text:span text:style-name="T12">. </text:span></text:p>
      <text:p text:style-name="P9"><text:span text:style-name="T9">Daniel, </text:span><text:span text:style-name="T12">in association with Conor,</text:span><text:span text:style-name="T9"> </text:span><text:span text:style-name="T12">typed the functions of the </text:span><text:span text:style-name="T5">steering</text:span><text:span text:style-name="T7">.</text:span><text:span text:style-name="T3">c</text:span><text:span text:style-name="T10"> class </text:span><text:span text:style-name="T12">to help the robot react to sensing the charging dock. </text:span><text:span text:style-name="T15">Ideologically, Daniel was the main source for the </text:span><text:span text:style-name="T8">findDock</text:span><text:span text:style-name="T12"> function </text:span><text:span text:style-name="T15">and the left and right panning that occurs when the robot reaches the dock.</text:span></text:p>
      <text:p text:style-name="P7">Cory <text:span text:style-name="T24">helped with testing the robot and provided several ideas for the functionality of the various </text:span><text:soft-page-break/><text:span text:style-name="T24">functions in the </text:span><text:span text:style-name="T5">steering</text:span><text:span text:style-name="T4">.</text:span><text:span text:style-name="T6">c</text:span><text:span text:style-name="T12"> class</text:span><text:span text:style-name="T24">. He also modified the </text:span><text:span text:style-name="T6">playSongs</text:span><text:span text:style-name="T24"> function in </text:span><text:span text:style-name="T11">the</text:span><text:span text:style-name="T12"> </text:span><text:span text:style-name="T6">iroblib</text:span><text:span text:style-name="T3">.c</text:span><text:span text:style-name="T10"> clas</text:span><text:span text:style-name="T12">s to make the robot play </text:span><text:span text:style-name="T25">Hotline Bling</text:span><text:span text:style-name="T24"> by Drake when the robot docks and begins actively charging. Finally, Cory wrote this report in its entire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17:33:08.700061702</meta:creation-date>
    <dc:date>2015-12-06T15:53:29.320175515</dc:date>
    <meta:editing-duration>PT5H15M12S</meta:editing-duration>
    <meta:editing-cycles>31</meta:editing-cycles>
    <meta:generator>LibreOffice/4.2.8.2$Linux_X86_64 LibreOffice_project/420m0$Build-2</meta:generator>
    <meta:document-statistic meta:table-count="0" meta:image-count="0" meta:object-count="0" meta:page-count="2" meta:paragraph-count="10" meta:word-count="593" meta:character-count="3364" meta:non-whitespace-character-count="2777"/>
  </office:meta>
</office:document-meta>
</file>